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506" officeooo:paragraph-rsid="000e8506"/>
    </style:style>
    <style:style style:name="P2" style:family="paragraph" style:parent-style-name="Standard">
      <style:text-properties officeooo:rsid="000efa76" officeooo:paragraph-rsid="000efa76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 <text:span text:style-name="T2">TRANSACTION</text:span></text:p>
      <text:p text:style-name="P2">```</text:p>
      <text:p text:style-name="P2">mysql&gt; start transaction;</text:p>
      <text:p text:style-name="P2">Query OK, 0 rows affected (0,00 sec)</text:p>
      <text:p text:style-name="P2"/>
      <text:p text:style-name="P2">mysql&gt; select @orderNumber:=MAX(orderNumber) +1 from orders;</text:p>
      <text:p text:style-name="P2">+-----------------------------------+</text:p>
      <text:p text:style-name="P2">| @orderNumber:=MAX(orderNumber) +1 |</text:p>
      <text:p text:style-name="P2">+-----------------------------------+</text:p>
      <text:p text:style-name="P2">| <text:s text:c="28"/>10428 |</text:p>
      <text:p text:style-name="P2">+-----------------------------------+</text:p>
      <text:p text:style-name="P2">1 row in set (0,02 sec)</text:p>
      <text:p text:style-name="P2"/>
      <text:p text:style-name="P2">mysql&gt; insert into orders (orderNumber,orderDate,requiredDate,shippedDate,status,customerNumber) values(@orderNumber,'2019-08-10','2019-08-29','2019-08-16','In Process',103);</text:p>
      <text:p text:style-name="P2">Query OK, 1 row affected (0,04 sec)</text:p>
      <text:p text:style-name="P2"/>
      <text:p text:style-name="P2">mysql&gt; insert into orderdetails (orderNumber,productCode,quantityOrdered,priceEach,orderLineNumber) values (@orderNumber,'S18_1749',1,'130000',1);</text:p>
      <text:p text:style-name="P2">Query OK, 1 row affected (0,00 sec)</text:p>
      <text:p text:style-name="P2"/>
      <text:p text:style-name="P2">mysql&gt; INSERT into payments (customerNumber,checkNumber,paymentDate,amount) values(103,'MN43226','2019-08-17',130000);</text:p>
      <text:p text:style-name="P2">Query OK, 1 row affected (0,00 sec)</text:p>
      <text:p text:style-name="P2"/>
      <text:p text:style-name="P2">mysql&gt; COMMIT;</text:p>
      <text:p text:style-name="P2">Query OK, 0 rows affected (0,03 sec)</text:p>
      <text:p text:style-name="P1"/>
      <text:p text:style-name="P2">```</text:p>
      <text:p text:style-name="P1">## <text:span text:style-name="T2">Session 1:</text:span></text:p>
      <text:p text:style-name="P1">```</text:p>
      <text:p text:style-name="P1">shruti@shruti-VirtualBox:~$ mysql -u root -p</text:p>
      <text:p text:style-name="P1">Enter password: </text:p>
      <text:p text:style-name="P1">Welcome to the MySQL monitor. <text:s/>Commands end with ; or \g.</text:p>
      <text:p text:style-name="P1">Your MySQL connection id is 6</text:p>
      <text:p text:style-name="P1">Server version: 5.7.30-0ubuntu0.16.04.1 (Ubuntu)</text:p>
      <text:p text:style-name="P1"/>
      <text:p text:style-name="P1">Copyright (c) 2000, 2020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classicmodels;</text:p>
      <text:p text:style-name="P1">Reading table information for completion of table and column names</text:p>
      <text:p text:style-name="P1">You can turn off this feature to get a quicker startup with -A</text:p>
      <text:p text:style-name="P1"><text:soft-page-break/></text:p>
      <text:p text:style-name="P1">Database changed</text:p>
      <text:p text:style-name="P1">mysql&gt; start transaction;</text:p>
      <text:p text:style-name="P1">Query OK, 0 rows affected (0,00 sec)</text:p>
      <text:p text:style-name="P1"/>
      <text:p text:style-name="P1">mysql&gt; delete from payments;</text:p>
      <text:p text:style-name="P1">Query OK, 273 rows affected (0,00 sec)</text:p>
      <text:p text:style-name="P1">```</text:p>
      <text:p text:style-name="P1">##<text:span text:style-name="T2">Session -2 </text:span><text:line-break/>```</text:p>
      <text:p text:style-name="P1">shruti@shruti-VirtualBox:~$ mysql -u root -p</text:p>
      <text:p text:style-name="P1">Enter password: </text:p>
      <text:p text:style-name="P1">Welcome to the MySQL monitor. <text:s/>Commands end with ; or \g.</text:p>
      <text:p text:style-name="P1">Your MySQL connection id is 7</text:p>
      <text:p text:style-name="P1">Server version: 5.7.30-0ubuntu0.16.04.1 (Ubuntu)</text:p>
      <text:p text:style-name="P1"/>
      <text:p text:style-name="P1">Copyright (c) 2000, 2020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classicmodels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count(*) from payments;</text:p>
      <text:p text:style-name="P1">+----------+</text:p>
      <text:p text:style-name="P1">| count(*) |</text:p>
      <text:p text:style-name="P1">+----------+</text:p>
      <text:p text:style-name="P1">| <text:s text:c="5"/>273 |</text:p>
      <text:p text:style-name="P1">+----------+</text:p>
      <text:p text:style-name="P1">1 row in set (0,00 sec)</text:p>
      <text:p text:style-name="P1">```<text:line-break/>##<text:span text:style-name="T2">Session -1</text:span></text:p>
      <text:p text:style-name="P1">```</text:p>
      <text:p text:style-name="P1">mysql&gt; rollback;</text:p>
      <text:p text:style-name="P1">Query OK, 0 rows affected (0,08 sec)</text:p>
      <text:p text:style-name="P1"/>
      <text:p text:style-name="P1">mysql&gt; select count(*) from payments;</text:p>
      <text:p text:style-name="P1">+----------+</text:p>
      <text:p text:style-name="P1">| count(*) |</text:p>
      <text:p text:style-name="P1">+----------+</text:p>
      <text:p text:style-name="P1">| <text:s text:c="5"/>273 |</text:p>
      <text:p text:style-name="P1">+----------+</text:p>
      <text:p text:style-name="P1">1 row in set (0,00 sec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54:53.986587779</meta:creation-date>
    <dc:date>2020-06-06T17:17:19.639415701</dc:date>
    <meta:editing-duration>PT1M43S</meta:editing-duration>
    <meta:editing-cycles>1</meta:editing-cycles>
    <meta:document-statistic meta:table-count="0" meta:image-count="0" meta:object-count="0" meta:page-count="2" meta:paragraph-count="74" meta:word-count="379" meta:character-count="2717" meta:non-whitespace-character-count="2377"/>
    <meta:generator>LibreOffice/5.1.6.2$Linux_X86_64 LibreOffice_project/10m0$Build-2</meta:generator>
  </office:meta>
</office:document-meta>
</file>